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66a7e" officeooo:paragraph-rsid="00166a7e"/>
    </style:style>
    <style:style style:name="P2" style:family="paragraph" style:parent-style-name="Text_20_body" style:list-style-name="L1"/>
    <style:style style:name="P3" style:family="paragraph" style:parent-style-name="Text_20_body">
      <style:text-properties officeooo:rsid="00166a7e" officeooo:paragraph-rsid="00166a7e"/>
    </style:style>
    <style:style style:name="P4" style:family="paragraph" style:parent-style-name="Text_20_body" style:list-style-name="L1">
      <style:paragraph-properties fo:margin-top="0in" fo:margin-bottom="0in" loext:contextual-spacing="false"/>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lease complete the following exercises. Submit a single zip archive containing the various files you produce. One included file should be MS-Word or PDF and should contain your answers, explanations, etc. Separate Python code (.py) and other files including an Excel file should be included in your archive. You will find two zip archives in the Files sections of the course in Canvas related to this assignment. One contains our data file and the other contains the Python scripts I used in class.</text:p>
      <text:p text:style-name="Text_20_body">Please read the following from our text: Preface, Chapter 1 - Introduction, Chapter 2 - A Crash Course in Python, and pp 103-108 in Chapter 9 - Getting Data.</text:p>
      <text:list xml:id="list62477750944375128" text:style-name="L1">
        <text:list-item>
          <text:p text:style-name="P4">As we have discussed, our author provides a loose definition of "Data Science" in the Preface to our text. He provides a link to a source. Please find and present three alternate, concise definitions of data science. Cite your source for each. </text:p>
        </text:list-item>
        <text:list-item>
          <text:p text:style-name="P4">Many disciplines stake a claim to Data Science, including at USU. In your opinion, what is Computer Science's role in Data Science? Explain this briefly (no more than a paragraph) in a manner that a non-computer science, non-data scientist could understand. </text:p>
        </text:list-item>
        <text:list-item>
          <text:p text:style-name="P4">Using the <text:span text:style-name="Emphasis">egrep2.py</text:span> script from class, identify a meaningful and non-trivial (more than just simple text) regular expression for extracting data from our error.log file. Show a command line call to <text:span text:style-name="Emphasis">egrep2.py</text:span> that includes your regular expression. Explain briefly what your regular expression extracts from the error.log file. </text:p>
        </text:list-item>
        <text:list-item>
          <text:p text:style-name="P4">Implement a new Python script <text:span text:style-name="Emphasis">ehead.py</text:span> which, given an integer parameter <text:span text:style-name="Emphasis">n</text:span>, extracts the first <text:span text:style-name="Emphasis">n</text:span> lines from a text input file. This is similar to the Linux <text:span text:style-name="Emphasis">head</text:span> command. Follow the approach taken with other examples from class so the script will take input either from standard input or from a specified file. The syntax should be: <text:span text:style-name="Emphasis">python ehead.py N [FILENAME]</text:span>, where N is the (positive) integer number of lines and FILENAME is the (optional) name of the file. Include your script file <text:span text:style-name="Emphasis">ehead.py </text:span>in your submission. </text:p>
        </text:list-item>
        <text:list-item>
          <text:p text:style-name="P4">Implement a new Python script <text:span text:style-name="Emphasis">etail.py</text:span> which, given an integer parameter <text:span text:style-name="Emphasis">n</text:span>, extracts the last <text:span text:style-name="Emphasis">n</text:span> lines from a text input file. This is similar to the Linux <text:span text:style-name="Emphasis">tail </text:span>command. Follow the approach taken with other examples from class so the script will take input either from standard input or from a specified file. The syntax should be: <text:span text:style-name="Emphasis">python etail.py N [FILENAME]</text:span>, where N is the (positive) integer number of lines and FILENAME is the (optional) name of the file. Include your script file <text:span text:style-name="Emphasis">etail.py </text:span>in your submission. </text:p>
        </text:list-item>
        <text:list-item>
          <text:p text:style-name="P4">How will the performance of your <text:span text:style-name="Emphasis">ehead.py</text:span> and <text:span text:style-name="Emphasis">etail.py</text:span> scripts compare? For instance, if you ran <text:span text:style-name="Emphasis">python ehead.py 10000 error.log &gt; first10000.out</text:span> and <text:span text:style-name="Emphasis">python ehead.py 10000 error.log &gt; last10000.out</text:span>, how would the runtimes compare? Can the performance of one or both be improved? Explain. (Hint: the performance of the Linux <text:span text:style-name="Emphasis">head</text:span> and <text:span text:style-name="Emphasis">tail</text:span> commands are comparable given the same parameters.) </text:p>
        </text:list-item>
        <text:list-item>
          <text:p text:style-name="P4">Implement a new Python script <text:span text:style-name="Emphasis">datecount.py</text:span> which tabulates and outputs (using comma-separated-values) a count of error records/lines per each day for the error.log file. The first field of the output should be the date, and the second field of the output should be the count. Redirect your output to a csv file. Include the csv file and your <text:span text:style-name="Emphasis">datecount.py</text:span> script in your submission. </text:p>
        </text:list-item>
        <text:list-item>
          <text:p text:style-name="P4">Open the csv file from Exercise 7 in Excel. Create a scatter/line chart showing all of the dates and counts. Make sure your chart has readable and titled axes and that the chart has a title as <text:soft-page-break/>well. Make sure the plot shown in the chart is readable too. If Excel doesn't recognize the date format used in your output from Exercise 7, you will need to revise your script and output from Exercise 7 accordingly. Please save and include your Excel file (xls or xlsx) in your submission. The Excel file should include the data and your final chart. </text:p>
        </text:list-item>
        <text:list-item>
          <text:p text:style-name="P2">Based on the results from Exercises 7 and 8, estimate how big the <text:span text:style-name="Emphasis">error.log</text:span> file will be for One-Stop-Shop at the conclusion of the 2017 calendar year. I.e., how big will it be at the start of the day on January 1st, 2018? Explain how you came up with your estimate.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stin Derbique</meta:initial-creator>
    <meta:creation-date>2017-09-12T12:26:01.860699988</meta:creation-date>
    <dc:date>2017-09-12T12:26:14.575608931</dc:date>
    <dc:creator>Austin Derbique</dc:creator>
    <meta:editing-duration>PT13S</meta:editing-duration>
    <meta:editing-cycles>1</meta:editing-cycles>
    <meta:document-statistic meta:table-count="0" meta:image-count="0" meta:object-count="0" meta:page-count="2" meta:paragraph-count="11" meta:word-count="702" meta:character-count="4115" meta:non-whitespace-character-count="3424"/>
    <meta:generator>LibreOffice/5.0.6.2$Linux_X86_64 LibreOffice_project/00$Build-2</meta:generator>
  </office:meta>
</office:document-meta>
</file>